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859900" loext:opacity="100%" fo:background-color="#1e1e1e"/>
    </style:style>
    <style:style style:name="P3" style:family="paragraph" style:parent-style-name="Standard">
      <style:text-properties fo:color="#859900" loext:opacity="100%" officeooo:rsid="001176a9" officeooo:paragraph-rsid="001176a9" fo:background-color="#1e1e1e"/>
    </style:style>
    <style:style style:name="P4" style:family="paragraph" style:parent-style-name="Standard">
      <style:text-properties fo:color="#859900" loext:opacity="100%" officeooo:rsid="001176a9" officeooo:paragraph-rsid="0012f8ab" fo:background-color="#1e1e1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background-color="#1e1e1e"/>
    </style:style>
    <style:style style:name="P6" style:family="paragraph" style:parent-style-name="Standard">
      <style:text-properties officeooo:paragraph-rsid="001bc227" fo:background-color="#1e1e1e"/>
    </style:style>
    <style:style style:name="P7" style:family="paragraph" style:parent-style-name="Standard">
      <style:text-properties officeooo:paragraph-rsid="00194763" fo:background-color="#1e1e1e"/>
    </style:style>
    <style:style style:name="P8" style:family="paragraph" style:parent-style-name="Standard">
      <style:text-properties officeooo:rsid="001176a9" officeooo:paragraph-rsid="0015fd87" fo:background-color="#1e1e1e"/>
    </style:style>
    <style:style style:name="P9" style:family="paragraph" style:parent-style-name="Standard">
      <style:text-properties officeooo:rsid="001176a9" officeooo:paragraph-rsid="001176a9"/>
    </style:style>
    <style:style style:name="P10" style:family="paragraph" style:parent-style-name="Standard">
      <style:text-properties officeooo:rsid="001176a9" officeooo:paragraph-rsid="0012f8ab"/>
    </style:style>
    <style:style style:name="P11" style:family="paragraph" style:parent-style-name="Standard">
      <style:text-properties officeooo:rsid="001176a9" officeooo:paragraph-rsid="0015fd87"/>
    </style:style>
    <style:style style:name="P12" style:family="paragraph" style:parent-style-name="Standard">
      <style:text-properties officeooo:rsid="0017ef06" officeooo:paragraph-rsid="0017ef06"/>
    </style:style>
    <style:style style:name="P13" style:family="paragraph" style:parent-style-name="Standard">
      <style:text-properties officeooo:paragraph-rsid="00194763"/>
    </style:style>
    <style:style style:name="P14" style:family="paragraph" style:parent-style-name="Standard">
      <style:text-properties officeooo:paragraph-rsid="0019d946"/>
    </style:style>
    <style:style style:name="P15" style:family="paragraph" style:parent-style-name="Standard">
      <style:text-properties officeooo:paragraph-rsid="001bc227"/>
    </style:style>
    <style:style style:name="P16" style:family="paragraph" style:parent-style-name="Standard">
      <style:text-properties officeooo:paragraph-rsid="001f2c25"/>
    </style:style>
    <style:style style:name="P17" style:family="paragraph" style:parent-style-name="Standard">
      <style:text-properties officeooo:paragraph-rsid="002172a8"/>
    </style:style>
    <style:style style:name="T1" style:family="text">
      <style:text-properties fo:color="#93a1a1" loext:opacity="100%"/>
    </style:style>
    <style:style style:name="T2" style:family="text">
      <style:text-properties fo:color="#93a1a1" loext:opacity="100%" fo:background-color="#1e1e1e" loext:char-shading-value="0"/>
    </style:style>
    <style:style style:name="T3" style:family="text">
      <style:text-properties fo:color="#fdf6e3" loext:opacity="100%"/>
    </style:style>
    <style:style style:name="T4" style:family="text">
      <style:text-properties fo:color="#fdf6e3" loext:opacity="100%" fo:background-color="#1e1e1e" loext:char-shading-value="0"/>
    </style:style>
    <style:style style:name="T5" style:family="text">
      <style:text-properties fo:color="#b58900" loext:opacity="100%"/>
    </style:style>
    <style:style style:name="T6" style:family="text">
      <style:text-properties fo:color="#b58900" loext:opacity="100%" fo:background-color="#1e1e1e" loext:char-shading-value="0"/>
    </style:style>
    <style:style style:name="T7" style:family="text">
      <style:text-properties fo:color="#2aa198" loext:opacity="100%"/>
    </style:style>
    <style:style style:name="T8" style:family="text">
      <style:text-properties fo:color="#2aa198" loext:opacity="100%" fo:background-color="#1e1e1e" loext:char-shading-value="0"/>
    </style:style>
    <style:style style:name="T9" style:family="text">
      <style:text-properties officeooo:rsid="001176a9"/>
    </style:style>
    <style:style style:name="T10" style:family="text">
      <style:text-properties officeooo:rsid="0012f8ab"/>
    </style:style>
    <style:style style:name="T11" style:family="text">
      <style:text-properties officeooo:rsid="0015fd87"/>
    </style:style>
    <style:style style:name="T12" style:family="text">
      <style:text-properties officeooo:rsid="0017ef06"/>
    </style:style>
    <style:style style:name="T13" style:family="text">
      <style:text-properties officeooo:rsid="00194763"/>
    </style:style>
    <style:style style:name="T14" style:family="text">
      <style:text-properties officeooo:rsid="001bc227"/>
    </style:style>
    <style:style style:name="T15" style:family="text">
      <style:text-properties fo:color="#859900" loext:opacity="100%"/>
    </style:style>
    <style:style style:name="T16" style:family="text">
      <style:text-properties fo:color="#859900" loext:opacity="100%" fo:background-color="#1e1e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TE</text:p>
      <text:p text:style-name="P5"><text:span text:style-name="T1">(:</text:span><text:span text:style-name="T3">PLANETA </text:span><text:span text:style-name="T1">{</text:span><text:span text:style-name="T3">nome</text:span><text:span text:style-name="T1">:</text:span><text:span text:style-name="T3"> </text:span><text:span text:style-name="T5">'Terra'</text:span><text:span text:style-name="T1">,</text:span><text:span text:style-name="T3"> gravidade</text:span><text:span text:style-name="T1">:</text:span><text:span text:style-name="T3"> </text:span><text:span text:style-name="T7">9.8</text:span><text:span text:style-name="T1">}),</text:span></text:p>
      <text:p text:style-name="P1"><text:span text:style-name="T2">(:</text:span><text:span text:style-name="T4">PLANETA </text:span><text:span text:style-name="T2">{</text:span><text:span text:style-name="T4">nome</text:span><text:span text:style-name="T2">:</text:span><text:span text:style-name="T4"> </text:span><text:span text:style-name="T6">'Marte'</text:span><text:span text:style-name="T2">,</text:span><text:span text:style-name="T4"> gravidade</text:span><text:span text:style-name="T2">:</text:span><text:span text:style-name="T4"> </text:span><text:span text:style-name="T8">3.71</text:span><text:span text:style-name="T2">})</text:span></text:p>
      <text:p text:style-name="Standard"/>
      <text:p text:style-name="P9"><text:span text:style-name="T16">MATCH</text:span><text:span text:style-name="T4"> </text:span><text:span text:style-name="T2">(</text:span><text:span text:style-name="T4">n</text:span><text:span text:style-name="T2">)</text:span><text:span text:style-name="T4"> </text:span><text:span text:style-name="T16">RETURN</text:span><text:span text:style-name="T4"> n</text:span></text:p>
      <text:p text:style-name="P9"/>
      <text:p text:style-name="P3">MATCH</text:p>
      <text:p text:style-name="P5"><text:span text:style-name="T1">(</text:span><text:span text:style-name="T3">terra</text:span><text:span text:style-name="T1">:</text:span><text:span text:style-name="T3">PLANETA </text:span><text:span text:style-name="T1">{</text:span><text:span text:style-name="T3">nome</text:span><text:span text:style-name="T1">:</text:span><text:span text:style-name="T3"> </text:span><text:span text:style-name="T5">'Terra'</text:span><text:span text:style-name="T1">}),</text:span></text:p>
      <text:p text:style-name="P5"><text:span text:style-name="T1">(</text:span><text:span text:style-name="T3">marte</text:span><text:span text:style-name="T1">:</text:span><text:span text:style-name="T3">PLANETA </text:span><text:span text:style-name="T1">{</text:span><text:span text:style-name="T3">nome</text:span><text:span text:style-name="T1">:</text:span><text:span text:style-name="T3"> </text:span><text:span text:style-name="T5">'Marte'</text:span><text:span text:style-name="T1">})</text:span></text:p>
      <text:p text:style-name="P2">CREATE</text:p>
      <text:p text:style-name="P1"><text:span text:style-name="T2">(</text:span><text:span text:style-name="T4">terra</text:span><text:span text:style-name="T2">)-[:</text:span><text:span text:style-name="T4">VIAGEM_IDA </text:span><text:span text:style-name="T2">{</text:span><text:span text:style-name="T4">tempo</text:span><text:span text:style-name="T2">:</text:span><text:span text:style-name="T4"> </text:span><text:span text:style-name="T8">254</text:span><text:span text:style-name="T2">}]-&gt;(</text:span><text:span text:style-name="T4">marte</text:span><text:span text:style-name="T2">)</text:span></text:p>
      <text:p text:style-name="P9"/>
      <text:p text:style-name="P4">MATCH</text:p>
      <text:p text:style-name="P5"><text:span text:style-name="T1">(</text:span><text:span text:style-name="T3">terra</text:span><text:span text:style-name="T1">:</text:span><text:span text:style-name="T3">PLANETA </text:span><text:span text:style-name="T1">{</text:span><text:span text:style-name="T3">nome</text:span><text:span text:style-name="T1">:</text:span><text:span text:style-name="T3"> </text:span><text:span text:style-name="T5">'Terra'</text:span><text:span text:style-name="T1">}),</text:span></text:p>
      <text:p text:style-name="P5"><text:span text:style-name="T1">(</text:span><text:span text:style-name="T3">marte</text:span><text:span text:style-name="T1">:</text:span><text:span text:style-name="T3">PLANETA </text:span><text:span text:style-name="T1">{</text:span><text:span text:style-name="T3">nome</text:span><text:span text:style-name="T1">:</text:span><text:span text:style-name="T3"> </text:span><text:span text:style-name="T5">'Marte'</text:span><text:span text:style-name="T1">})</text:span></text:p>
      <text:p text:style-name="P2">CREATE</text:p>
      <text:p text:style-name="P1"><text:span text:style-name="T2">(</text:span><text:span text:style-name="T4">marte</text:span><text:span text:style-name="T2">)-[:</text:span><text:span text:style-name="T4">VIAGEM_VOLTA </text:span><text:span text:style-name="T2">{</text:span><text:span text:style-name="T4">tempo</text:span><text:span text:style-name="T2">:</text:span><text:span text:style-name="T4"> </text:span><text:span text:style-name="T8">277</text:span><text:span text:style-name="T2">}]-&gt;(</text:span><text:span text:style-name="T4">terra</text:span><text:span text:style-name="T2">)</text:span></text:p>
      <text:p text:style-name="P10"/>
      <text:p text:style-name="P16"><text:span text:style-name="T16">MATCH</text:span><text:span text:style-name="T4"> </text:span><text:span text:style-name="T2">(</text:span><text:span text:style-name="T4">n</text:span><text:span text:style-name="T2">)</text:span><text:span text:style-name="T4"> </text:span><text:span text:style-name="T16">RETURN</text:span><text:span text:style-name="T4"> n</text:span></text:p>
      <text:p text:style-name="P10"/>
      <text:p text:style-name="P10">// <text:span text:style-name="T13">update nó</text:span></text:p>
      <text:p text:style-name="P8"><text:span text:style-name="T15">MATCH</text:span><text:span text:style-name="T3"> </text:span><text:span text:style-name="T1">(</text:span><text:span text:style-name="T3">terra </text:span><text:span text:style-name="T1">{</text:span><text:span text:style-name="T3">nome</text:span><text:span text:style-name="T1">:</text:span><text:span text:style-name="T3"> </text:span><text:span text:style-name="T5">'Terra'</text:span><text:span text:style-name="T1">})</text:span></text:p>
      <text:p text:style-name="P1"><text:span text:style-name="T16">SET</text:span><text:span text:style-name="T4"> terra</text:span><text:span text:style-name="T2">.</text:span><text:span text:style-name="T4">gravidade </text:span><text:span text:style-name="T2">=</text:span><text:span text:style-name="T4"> </text:span><text:span text:style-name="T8">9.807</text:span></text:p>
      <text:p text:style-name="P11"/>
      <text:p text:style-name="P17"><text:span text:style-name="T16">MATCH</text:span><text:span text:style-name="T4"> </text:span><text:span text:style-name="T2">(</text:span><text:span text:style-name="T4">n</text:span><text:span text:style-name="T2">)</text:span><text:span text:style-name="T4"> </text:span><text:span text:style-name="T16">RETURN</text:span><text:span text:style-name="T4"> n</text:span></text:p>
      <text:p text:style-name="P12"/>
      <text:p text:style-name="P12">// <text:span text:style-name="T13">update relação</text:span></text:p>
      <text:p text:style-name="P7"><text:span text:style-name="T15">MATCH</text:span><text:span text:style-name="T3"> </text:span><text:span text:style-name="T1">(</text:span><text:span text:style-name="T3">terra </text:span><text:span text:style-name="T1">{</text:span><text:span text:style-name="T3">nome</text:span><text:span text:style-name="T1">:</text:span><text:span text:style-name="T3"> </text:span><text:span text:style-name="T5">'Terra'</text:span><text:span text:style-name="T1">})-[</text:span><text:span text:style-name="T3">viagem</text:span><text:span text:style-name="T1">:</text:span><text:span text:style-name="T3">VIAGEM_IDA</text:span><text:span text:style-name="T1">]-&gt;(</text:span><text:span text:style-name="T3">marte </text:span><text:span text:style-name="T1">{</text:span><text:span text:style-name="T3">nome</text:span><text:span text:style-name="T1">:</text:span><text:span text:style-name="T3"> </text:span><text:span text:style-name="T5">'Marte'</text:span><text:span text:style-name="T1">})</text:span></text:p>
      <text:p text:style-name="P1"><text:span text:style-name="T16">SET</text:span><text:span text:style-name="T4"> viagem</text:span><text:span text:style-name="T2">.</text:span><text:span text:style-name="T4">tempo </text:span><text:span text:style-name="T2">=</text:span><text:span text:style-name="T4"> </text:span><text:span text:style-name="T8">299</text:span><text:span text:style-name="T2">,</text:span><text:span text:style-name="T4"> viagem</text:span><text:span text:style-name="T2">.</text:span><text:span text:style-name="T4">veiculo </text:span><text:span text:style-name="T2">=</text:span><text:span text:style-name="T4"> </text:span><text:span text:style-name="T6">'starship'</text:span><text:span text:style-name="T2">,</text:span><text:span text:style-name="T4"> viagem</text:span><text:span text:style-name="T2">.</text:span><text:span text:style-name="T4">passageiros </text:span><text:span text:style-name="T2">=</text:span><text:span text:style-name="T4"> </text:span><text:span text:style-name="T8">120</text:span></text:p>
      <text:p text:style-name="P13"/>
      <text:p text:style-name="P17"><text:span text:style-name="T16">MATCH</text:span><text:span text:style-name="T4"> </text:span><text:span text:style-name="T2">(</text:span><text:span text:style-name="T4">n</text:span><text:span text:style-name="T2">)</text:span><text:span text:style-name="T4"> </text:span><text:span text:style-name="T16">RETURN</text:span><text:span text:style-name="T4"> n</text:span></text:p>
      <text:p text:style-name="P13"/>
      <text:p text:style-name="P13">// <text:span text:style-name="T13">deletar tudo</text:span></text:p>
      <text:p text:style-name="P13"><text:span text:style-name="T16">MATCH</text:span><text:span text:style-name="T4"> </text:span><text:span text:style-name="T2">(</text:span><text:span text:style-name="T4">n</text:span><text:span text:style-name="T2">)</text:span><text:span text:style-name="T4"> </text:span><text:span text:style-name="T16">DETACH</text:span><text:span text:style-name="T4"> </text:span><text:span text:style-name="T16">DELETE </text:span><text:span text:style-name="T4">n</text:span></text:p>
      <text:p text:style-name="P13"/>
      <text:p text:style-name="P13">// <text:span text:style-name="T14">deletar nó com relações</text:span></text:p>
      <text:p text:style-name="P15"><text:span text:style-name="T16">MATCH</text:span><text:span text:style-name="T2"> </text:span><text:span text:style-name="T4">n</text:span><text:span text:style-name="T2">:</text:span><text:span text:style-name="T4">PLANETA </text:span><text:span text:style-name="T2">{</text:span><text:span text:style-name="T4">nome</text:span><text:span text:style-name="T2">:</text:span><text:span text:style-name="T4"> </text:span><text:span text:style-name="T6">'Terra'</text:span><text:span text:style-name="T2">})</text:span><text:span text:style-name="T4"> </text:span><text:span text:style-name="T16">DETACH</text:span><text:span text:style-name="T4"> </text:span><text:span text:style-name="T16">DELETE</text:span><text:span text:style-name="T4"> n</text:span></text:p>
      <text:p text:style-name="P15"/>
      <text:p text:style-name="P15">// <text:span text:style-name="T14">deletar nó sem relações</text:span></text:p>
      <text:p text:style-name="P6"><text:span text:style-name="T15">MATCH</text:span><text:span text:style-name="T3"> </text:span><text:span text:style-name="T1">(</text:span><text:span text:style-name="T3">n</text:span><text:span text:style-name="T1">:</text:span><text:span text:style-name="T3">PLANETA </text:span><text:span text:style-name="T1">{</text:span><text:span text:style-name="T3">nome</text:span><text:span text:style-name="T1">:</text:span><text:span text:style-name="T3"> </text:span><text:span text:style-name="T5">'Terra'</text:span><text:span text:style-name="T1">})</text:span><text:span text:style-name="T3"> </text:span><text:span text:style-name="T15">DELETE</text:span><text:span text:style-name="T3"> n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16:21:45.133000000</meta:creation-date>
    <dc:date>2023-09-26T16:48:38.012000000</dc:date>
    <meta:editing-duration>PT26M46S</meta:editing-duration>
    <meta:editing-cycles>21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29" meta:word-count="110" meta:character-count="818" meta:non-whitespace-character-count="737"/>
  </office:meta>
</office:document-meta>
</file>